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0972in" style:contextual-spacing="false" fo:line-height="115%" fo:text-align="center" style:justify-single-word="false"/>
    </style:style>
    <style:style style:name="P2" style:family="paragraph" style:parent-style-name="Heading_20_2">
      <style:paragraph-properties fo:margin-top="0in" fo:margin-bottom="0.0972in" style:contextual-spacing="false" fo:line-height="115%"/>
    </style:style>
    <style:style style:name="P3" style:family="paragraph" style:parent-style-name="Heading_20_3">
      <style:paragraph-properties fo:margin-top="0in" fo:margin-bottom="0.0972in" style:contextual-spacing="false" fo:line-height="115%"/>
    </style:style>
    <style:style style:name="P4" style:family="paragraph" style:parent-style-name="Text_20_body" style:list-style-name="L1"/>
    <style:style style:name="P5" style:family="paragraph" style:parent-style-name="Heading_20_4">
      <style:paragraph-properties fo:margin-top="0in" fo:margin-bottom="0.0972in" style:contextual-spacing="false" fo:line-height="115%"/>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paragraph-properties fo:margin-top="0in" fo:margin-bottom="0.0972in" style:contextual-spacing="false" fo:line-height="11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hor-Grid VTT User Guide</text:span></text:h>
      <text:h text:style-name="P2" text:outline-level="2"><text:span text:style-name="Strong_20_Emphasis">Version 3.4.0</text:span></text:h>
      <text:h text:style-name="P3" text:outline-level="3">1. Introduction</text:h>
      <text:p text:style-name="Text_20_body">Welcome to Thor-Grid Virtual Tabletop (VTT)! This application is designed to help Game Masters (GMs) and players manage encounters on a grid-based map. Thor-Grid is a self-hosted application, meaning one person runs the server (typically the GM), and others connect via their web browser or the Electron app itself on the same local network.</text:p>
      <text:p text:style-name="Text_20_body">This guide covers all features up to <text:span text:style-name="Strong_20_Emphasis">version 3.4.0</text:span>, including the Initiative Tracker, a label visibility toggle, an expanded monster library, dynamic fog of war, wall collision, and the advanced token context menu.</text:p>
      <text:h text:style-name="P3" text:outline-level="3">2. Installation</text:h>
      <text:p text:style-name="Text_20_body">Thor-Grid is provided as executable installers for Windows and Linux (.deb).</text:p>
      <text:list text:style-name="L1">
        <text:list-item>
          <text:p text:style-name="P4">Go to the <text:a xlink:type="simple" xlink:href="https://www.google.com/url?sa=E&amp;q=https%3A%2F%2Fgithub.com%2FThor-Grid%2FThorGridVTT%2Freleases%2Flatest" office:target-frame-name="_blank" xlink:show="new" text:style-name="Internet_20_link" text:visited-style-name="Visited_20_Internet_20_Link"><text:span text:style-name="Strong_20_Emphasis">Thor-Grid GitHub Releases page</text:span></text:a>.</text:p>
        </text:list-item>
        <text:list-item>
          <text:p text:style-name="P4">Find the latest release (v3.4.0 or newer).</text:p>
        </text:list-item>
        <text:list-item>
          <text:p text:style-name="P4">Download the installer file appropriate for your operating system from the "Assets" section (e.g., ...Setup.exe for Windows).</text:p>
        </text:list-item>
        <text:list-item>
          <text:p text:style-name="P4">Run the downloaded installer. You may need to grant firewall permission for the application on port 4000 for other players to connect.</text:p>
        </text:list-item>
      </text:list>
      <text:h text:style-name="P3" text:outline-level="3" text:is-list-header="true">3. Getting Started</text:h>
      <text:h text:style-name="P5" text:outline-level="4">3.1 Running the Application</text:h>
      <text:list text:style-name="L2">
        <text:list-item>
          <text:p text:style-name="P6"><text:span text:style-name="Strong_20_Emphasis">On the Host Machine (GM):</text:span> Launch the Thor-Grid application. It will start a local web server and open the VTT interface. The "Server Addresses" display at the bottom of the controls panel shows the "Local" address (for the GM's own window) and one or more "Network" addresses (e.g., http://192.168.1.X:4000).</text:p>
        </text:list-item>
        <text:list-item>
          <text:p text:style-name="P6"><text:span text:style-name="Strong_20_Emphasis">Share one of the Network addresses</text:span> with players on the same local network (Wi-Fi) so they can connect.</text:p>
        </text:list-item>
        <text:list-item>
          <text:p text:style-name="P6"><text:span text:style-name="Strong_20_Emphasis">On Player Machines:</text:span> Players can either install the application or simply use a modern web browser (Chrome, Firefox, Edge, etc.). Enter the "Network" address provided by the GM into the browser's address bar and press Enter.</text:p>
        </text:list-item>
      </text:list>
      <text:h text:style-name="P5" text:outline-level="4">3.2 Joining a Session (Login Screen)</text:h>
      <text:p text:style-name="Text_20_body">When the VTT loads, you will see a login screen.</text:p>
      <text:list text:style-name="L3">
        <text:list-item>
          <text:p text:style-name="P7"><text:span text:style-name="Strong_20_Emphasis">Username:</text:span> Enter a unique name (e.g., your character's name).</text:p>
        </text:list-item>
        <text:list-item>
          <text:p text:style-name="P7"><text:span text:style-name="Strong_20_Emphasis">Role:</text:span> Select your role (DM or Player). The first person to log in as DM gets control.</text:p>
        </text:list-item>
        <text:list-item>
          <text:p text:style-name="P7"><text:soft-page-break/>Click "Join".</text:p>
        </text:list-item>
      </text:list>
      <text:h text:style-name="P3" text:outline-level="3" text:is-list-header="true">4. Basic Interaction (All Users)</text:h>
      <text:list text:style-name="L4">
        <text:list-item>
          <text:p text:style-name="P8"><text:span text:style-name="Strong_20_Emphasis">Panning:</text:span> Click and drag on the canvas background (but not on a token).</text:p>
        </text:list-item>
        <text:list-item>
          <text:p text:style-name="P8"><text:span text:style-name="Strong_20_Emphasis">Zooming:</text:span> Use the mouse scroll wheel or pinch-to-zoom on touch devices.</text:p>
        </text:list-item>
        <text:list-item>
          <text:p text:style-name="P8"><text:span text:style-name="Strong_20_Emphasis">Reset View:</text:span> Click the "Reset View" button to center the grid and reset zoom to 100%.</text:p>
        </text:list-item>
        <text:list-item>
          <text:p text:style-name="P8"><text:span text:style-name="Strong_20_Emphasis">Selecting a Token:</text:span> Click on a token to select it. This is important for features like applying damage. A selected token will have a blue or cyan border.</text:p>
        </text:list-item>
        <text:list-item>
          <text:p text:style-name="P8"><text:span text:style-name="Strong_20_Emphasis">Toggle Labels:</text:span> Click "Show/Hide Labels" to toggle all token nameplates. When hidden, only the label for a hovered or selected token will appear, reducing screen clutter.</text:p>
        </text:list-item>
        <text:list-item>
          <text:p text:style-name="P8"><text:span text:style-name="Strong_20_Emphasis">User Guide:</text:span> Click the "User Guide" button to open this document at any time.</text:p>
        </text:list-item>
      </text:list>
      <text:h text:style-name="P5" text:outline-level="4">4.1 A Note on Simultaneous Movement</text:h>
      <text:p text:style-name="Text_20_body">The server processes actions as they arrive. If two users try to move the same token at once, the token will move to the position sent by the <text:span text:style-name="Strong_20_Emphasis">last command the server received</text:span>. It is recommended that players take turns moving tokens to avoid confusion.</text:p>
      <text:h text:style-name="P3" text:outline-level="3">5. Roles: DM vs Player Capabilities</text:h>
      <text:list text:style-name="L5">
        <text:list-item>
          <text:p text:style-name="P9"><text:span text:style-name="Strong_20_Emphasis">DM:</text:span> Has full control over the game state. Can add, remove, and move any token; edit all token properties (including hidden ones); draw and erase walls; manage the scene (background, grid size); save, load, and import the game state; and use the dice roller with a hidden roll option. A DM's actions can override a player's move.</text:p>
        </text:list-item>
        <text:list-item>
          <text:p text:style-name="P9"><text:span text:style-name="Strong_20_Emphasis">Player:</text:span> Can add, move, and rotate only their own tokens. Can view the map based on their token's vision and light sources. Can use the dice roller for public rolls and can see the initiative order during combat.</text:p>
        </text:list-item>
      </text:list>
      <text:h text:style-name="P3" text:outline-level="3" text:is-list-header="true">6. DM Features</text:h>
      <text:h text:style-name="P5" text:outline-level="4">6.1 Setting up the Scene</text:h>
      <text:list text:style-name="L6">
        <text:list-item>
          <text:p text:style-name="P10"><text:span text:style-name="Strong_20_Emphasis">Scene Size:</text:span> Set a predefined or custom grid size for the map.</text:p>
        </text:list-item>
        <text:list-item>
          <text:p text:style-name="P10"><text:span text:style-name="Strong_20_Emphasis">Background:</text:span> Load a background image from a web URL or a local file.</text:p>
        </text:list-item>
        <text:list-item>
          <text:p text:style-name="P10"><text:span text:style-name="Strong_20_Emphasis">Show/Hide Grid:</text:span> Toggle the visibility of the grid lines for all players.</text:p>
        </text:list-item>
        <text:list-item>
          <text:p text:style-name="P10"><text:span text:style-name="Strong_20_Emphasis">Show/Hide Map:</text:span> Toggle the Fog of War on or off for all players.</text:p>
        </text:list-item>
        <text:list-item>
          <text:p text:style-name="P10"><text:span text:style-name="Strong_20_Emphasis">Clear Board:</text:span> A dangerous but useful button to completely wipe the map of all tokens, walls, and the background image.</text:p>
        </text:list-item>
      </text:list>
      <text:h text:style-name="P5" text:outline-level="4">6.2 Managing Tokens</text:h>
      <text:list text:style-name="L7">
        <text:list-item>
          <text:p text:style-name="P11"><text:span text:style-name="Strong_20_Emphasis">Adding Tokens:</text:span> Use the "Tokens" form to add a new token with a name, image/color, size, and initial combat stats.</text:p>
        </text:list-item>
        <text:list-item>
          <text:p text:style-name="P11"><text:soft-page-break/><text:span text:style-name="Strong_20_Emphasis">Editing Tokens (Context Menu):</text:span> The primary way to edit a token is to <text:span text:style-name="Strong_20_Emphasis">right-click</text:span> it (or <text:span text:style-name="Strong_20_Emphasis">long-press</text:span> on a touch device). This opens a powerful menu allowing you to edit all of its properties, including Name, Image URL, HP, AC, sight, light sources, and Initiative. Click "Save" to apply changes.</text:p>
        </text:list-item>
        <text:list-item>
          <text:p text:style-name="P11"><text:span text:style-name="Strong_20_Emphasis">Removing Tokens:</text:span> Use the "Remove Token" button in the context menu.</text:p>
        </text:list-item>
      </text:list>
      <text:h text:style-name="P5" text:outline-level="4">6.3 Initiative Tracker</text:h>
      <text:p text:style-name="Text_20_body">The Initiative Tracker panel allows you to manage turn-based combat seamlessly.</text:p>
      <text:list text:style-name="L8">
        <text:list-item>
          <text:p text:style-name="P12"><text:span text:style-name="Strong_20_Emphasis">Set Initiative:</text:span> Before starting, ensure all combatant tokens have their initiative value set via their context menu.</text:p>
        </text:list-item>
        <text:list-item>
          <text:p text:style-name="P12"><text:span text:style-name="Strong_20_Emphasis">Exclude Tokens:</text:span> Any token with an initiative of <text:span text:style-name="Strong_20_Emphasis">0</text:span> (like doors, chests, or 'Start' tokens) will be automatically excluded from the combat order.</text:p>
        </text:list-item>
        <text:list-item>
          <text:p text:style-name="P12"><text:span text:style-name="Strong_20_Emphasis">Start Combat:</text:span> Click the "Start" button. The tracker will populate with all valid tokens, sorted from highest to lowest initiative.</text:p>
        </text:list-item>
        <text:list-item>
          <text:p text:style-name="P12"><text:span text:style-name="Strong_20_Emphasis">Advance Turn:</text:span> Click the "Next" button to advance to the next token in the order. The active token is highlighted in yellow on both the tracker and the map.</text:p>
        </text:list-item>
        <text:list-item>
          <text:p text:style-name="P12"><text:span text:style-name="Strong_20_Emphasis">End Combat:</text:span> Click "End Combat" to clear the tracker and end the encounter.</text:p>
        </text:list-item>
      </text:list>
      <text:h text:style-name="P5" text:outline-level="4">6.4 Using the Dice Roller</text:h>
      <text:list text:style-name="L9">
        <text:list-item>
          <text:p text:style-name="P13"><text:span text:style-name="Strong_20_Emphasis">Rolling Dice:</text:span> Enter a formula in the text box and click "Roll".</text:p>
        </text:list-item>
        <text:list-item>
          <text:p text:style-name="P13"><text:span text:style-name="Strong_20_Emphasis">Applying Damage:</text:span> First, <text:span text:style-name="Strong_20_Emphasis">click a token to select it</text:span>. Then, <text:span text:style-name="Strong_20_Emphasis">click on a numerical result</text:span> in the Dice Log to apply that number as damage to the selected token.</text:p>
        </text:list-item>
        <text:list-item>
          <text:p text:style-name="P13"><text:span text:style-name="Strong_20_Emphasis">Hidden Rolls (DM Only):</text:span> Check the "Roll Hidden" box to make a private roll.</text:p>
        </text:list-item>
        <text:list-item>
          <text:p text:style-name="P13"><text:span text:style-name="Strong_20_Emphasis">Dice Syntax Examples:</text:span></text:p>
          <text:list>
            <text:list-item>
              <text:p text:style-name="P13">2d20: Rolls 2 d20s and adds the results.</text:p>
            </text:list-item>
            <text:list-item>
              <text:p text:style-name="P13">2d20kh1: Rolls 2 d20s and "keeps the highest 1" (Advantage).</text:p>
            </text:list-item>
            <text:list-item>
              <text:p text:style-name="P13">2d20kl1: Rolls 2 d20s and "keeps the lowest 1" (Disadvantage).</text:p>
            </text:list-item>
            <text:list-item>
              <text:p text:style-name="P13">5d8+5: Rolls 5 d8s, sums them, and adds a +5 modifier.</text:p>
            </text:list-item>
          </text:list>
        </text:list-item>
      </text:list>
      <text:h text:style-name="P5" text:outline-level="4">6.5 Saving and Loading Game State</text:h>
      <text:list text:style-name="L10">
        <text:list-item>
          <text:p text:style-name="P14"><text:span text:style-name="Strong_20_Emphasis">Save State:</text:span> Saves the current game state to a local file on the GM's machine. This also happens automatically every few minutes.</text:p>
        </text:list-item>
        <text:list-item>
          <text:p text:style-name="P14"><text:span text:style-name="Strong_20_Emphasis">Download State (Export):</text:span> Saves the game state as a portable <text:span text:style-name="Strong_20_Emphasis">.zip</text:span> file. This file contains the map data and all images used, making it perfect for backing up or sharing.</text:p>
        </text:list-item>
        <text:list-item>
          <text:p text:style-name="P14"><text:span text:style-name="Strong_20_Emphasis">Import State:</text:span> Load a previously saved .zip or older .json state file to restore a session.</text:p>
        </text:list-item>
      </text:list>
      <text:h text:style-name="P3" text:outline-level="3" text:is-list-header="true"><text:soft-page-break/>7. Player Features</text:h>
      <text:h text:style-name="P5" text:outline-level="4">7.1 Understanding Visibility (Fog of War)</text:h>
      <text:p text:style-name="Text_20_body">Players only see what their tokens can see. Visibility is determined by a combination of light sources, your token's inherent sight radius (e.g., darkvision), and walls that block line of sight.</text:p>
      <text:h text:style-name="P5" text:outline-level="4">7.2 Managing Your Tokens</text:h>
      <text:list text:style-name="L11">
        <text:list-item>
          <text:p text:style-name="P15"><text:span text:style-name="Strong_20_Emphasis">Adding Tokens:</text:span> Use the "Player Tokens" form to add your own character or minion tokens to the map.</text:p>
        </text:list-item>
        <text:list-item>
          <text:p text:style-name="P15"><text:span text:style-name="Strong_20_Emphasis">Moving Tokens:</text:span> Click and drag a token you own. You cannot move through walls.</text:p>
        </text:list-item>
        <text:list-item>
          <text:p text:style-name="P15"><text:span text:style-name="Strong_20_Emphasis">Rotating Tokens:</text:span> Right-click (or long-press) a token you own to open its context menu, where you can change its rotation.</text:p>
        </text:list-item>
        <text:list-item>
          <text:p text:style-name="P15"><text:span text:style-name="Strong_20_Emphasis">Viewing Information:</text:span> You can right-click any token on the map to see its public information (Name, HP, etc.).</text:p>
        </text:list-item>
      </text:list>
      <text:h text:style-name="P5" text:outline-level="4">7.3 Following Combat</text:h>
      <text:p text:style-name="Text_20_body">When the DM starts combat, the Initiative Tracker will appear for you. You can see the complete turn order and which creature's turn is currently active via the highlight in the list and on the map.</text:p>
      <text:h text:style-name="P3" text:outline-level="3">8. Appendix: Using Pre-Made Assets</text:h>
      <text:h text:style-name="P5" text:outline-level="4">8.1 Python Dungeon Generator</text:h>
      <text:p text:style-name="Text_20_body">Included with the VTT is a separate Python script, floortowall.py, for creating random dungeons.</text:p>
      <text:list text:style-name="L12">
        <text:list-item>
          <text:p text:style-name="P16"><text:span text:style-name="Strong_20_Emphasis">How to Use:</text:span> Run the script from a terminal (python floortowall.py).</text:p>
        </text:list-item>
        <text:list-item>
          <text:p text:style-name="P16"><text:span text:style-name="Strong_20_Emphasis">Expanded Monster Manual:</text:span> The script now has an <text:span text:style-name="Strong_20_Emphasis">expanded library of over 25 monsters</text:span>. It will automatically populate the dungeon with a wide variety of creatures—including <text:span text:style-name="Strong_20_Emphasis">Beholders, Gelatinous Cubes, Vampires, and more</text:span>—each with pre-set stats.</text:p>
        </text:list-item>
        <text:list-item>
          <text:p text:style-name="P16"><text:span text:style-name="Strong_20_Emphasis">Output:</text:span> The script generates a .json file and saves it to a "VTT_Dungeons" folder on your Desktop.</text:p>
        </text:list-item>
        <text:list-item>
          <text:p text:style-name="P16"><text:span text:style-name="Strong_20_Emphasis">Loading:</text:span> In Thor-Grid, the DM can click <text:span text:style-name="Strong_20_Emphasis">Import State</text:span> and select the generated .json file to load the entire dungeon instantly.</text:p>
        </text:list-item>
      </text:list>
      <text:h text:style-name="P5" text:outline-level="4">8.2 Manual Monster Creation</text:h>
      <text:p text:style-name="Text_20_body">If you prefer not to use the generator, you can still use the official monster art.</text:p>
      <text:list text:style-name="L13">
        <text:list-item>
          <text:p text:style-name="P17">Go to the <text:a xlink:type="simple" xlink:href="https://www.google.com/url?sa=E&amp;q=https%3A%2F%2Fgithub.com%2FThor-Grid%2FThorGridVTT%2Freleases%2Flatest" office:target-frame-name="_blank" xlink:show="new" text:style-name="Internet_20_link" text:visited-style-name="Visited_20_Internet_20_Link"><text:span text:style-name="Strong_20_Emphasis">Thor-Grid GitHub Releases page</text:span></text:a>.</text:p>
        </text:list-item>
        <text:list-item>
          <text:p text:style-name="P17">In the "Assets" section for the latest release, download the <text:span text:style-name="Strong_20_Emphasis">monsters.zip</text:span> file.</text:p>
        </text:list-item>
        <text:list-item>
          <text:p text:style-name="P17">Unzip this file to a convenient location on your computer.</text:p>
        </text:list-item>
        <text:list-item>
          <text:p text:style-name="P17"><text:soft-page-break/>In the VTT, use the <text:span text:style-name="Strong_20_Emphasis">"Or Upload Image"</text:span> button in the Token form (or Context Menu) and select an image from the folder you just unzipped.</text:p>
        </text:list-item>
      </text:list>
      <text:h text:style-name="P3" text:outline-level="3" text:is-list-header="true">9. Troubleshooting</text:h>
      <text:list text:style-name="L14">
        <text:list-item>
          <text:p text:style-name="P18"><text:span text:style-name="Strong_20_Emphasis">Cannot Connect:</text:span> Ensure the GM's application is running. Verify you are using the correct <text:span text:style-name="Strong_20_Emphasis">Network</text:span> address (not "localhost"). Check that you are on the same Wi-Fi/local network and that the GM's firewall is not blocking the application or port 4000.</text:p>
        </text:list-item>
        <text:list-item>
          <text:p text:style-name="P18"><text:span text:style-name="Strong_20_Emphasis">Username Already In Use:</text:span> Choose a different name.</text:p>
        </text:list-item>
        <text:list-item>
          <text:p text:style-name="P18"><text:span text:style-name="Strong_20_Emphasis">UI/Features Not Working:</text:span> Try refreshing the page (<text:span text:style-name="Strong_20_Emphasis">F5</text:span>) or reloading the application.</text:p>
        </text:list-item>
      </text:list>
      <text:p text:style-name="P19"><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2:35:58.330255300</meta:creation-date>
    <dc:date>2025-07-27T14:46:46.939938900</dc:date>
    <meta:editing-duration>PT42M38S</meta:editing-duration>
    <meta:editing-cycles>6</meta:editing-cycles>
    <meta:generator>LibreOffice/25.2.4.3$Windows_X86_64 LibreOffice_project/33e196637044ead23f5c3226cde09b47731f7e27</meta:generator>
    <meta:print-date>2025-07-27T14:13:59.887354400</meta:print-date>
    <meta:printed-by>PDF files</meta:printed-by>
    <meta:document-statistic meta:table-count="0" meta:image-count="0" meta:object-count="0" meta:page-count="5" meta:paragraph-count="91" meta:word-count="1490" meta:character-count="8561" meta:non-whitespace-character-count="7221"/>
  </office:meta>
</office:document-meta>
</file>